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RunAwk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965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0.6528in"/>
    </style:style>
    <style:style style:name="co5" style:family="table-column">
      <style:table-column-properties fo:break-before="auto" style:column-width="0.8402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1811in"/>
    </style:style>
    <style:style style:name="co9" style:family="table-column">
      <style:table-column-properties fo:break-before="auto" style:column-width="1.0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123">
      <style:table-cell-properties fo:border-bottom="2.01pt solid #000000" fo:border-left="2.01pt solid #000000" fo:border-right="0.99pt fine-dashed #000000" fo:border-top="2.01pt solid #000000"/>
    </style:style>
    <style:style style:name="ce2" style:family="table-cell" style:parent-style-name="Default" style:data-style-name="N123">
      <style:table-cell-properties fo:border-bottom="none" fo:border-left="2.01pt solid #000000" fo:border-right="0.99pt fine-dashed #000000" fo:border-top="2.01pt solid #000000"/>
    </style:style>
    <style:style style:name="ce3" style:family="table-cell" style:parent-style-name="Default" style:data-style-name="N123">
      <style:table-cell-properties fo:border-bottom="none" fo:border-left="2.01pt solid #000000" fo:border-right="0.99pt fine-dashed #000000" fo:border-top="none"/>
    </style:style>
    <style:style style:name="ce4" style:family="table-cell" style:parent-style-name="Default">
      <style:table-cell-properties fo:border-bottom="2.01pt solid #000000" fo:border-left="none" fo:border-right="none" fo:border-top="2.01pt solid #000000"/>
    </style:style>
    <style:style style:name="ce5" style:family="table-cell" style:parent-style-name="Default">
      <style:table-cell-properties fo:border-bottom="none" fo:border-left="none" fo:border-right="none" fo:border-top="2.01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22">
      <style:table-cell-properties fo:border-bottom="2.01pt solid #000000" fo:border-left="none" fo:border-right="none" fo:border-top="2.01pt solid #000000"/>
    </style:style>
    <style:style style:name="ce8" style:family="table-cell" style:parent-style-name="Default" style:data-style-name="N122">
      <style:table-cell-properties fo:border-bottom="none" fo:border-left="none" fo:border-right="none" fo:border-top="2.01pt solid #000000"/>
    </style:style>
    <style:style style:name="ce9" style:family="table-cell" style:parent-style-name="Default" style:data-style-name="N122"/>
    <style:style style:name="ce10" style:family="table-cell" style:parent-style-name="Default" style:data-style-name="N122">
      <style:table-cell-properties fo:border="none"/>
    </style:style>
    <style:style style:name="ce11" style:family="table-cell" style:parent-style-name="Default" style:data-style-name="N122">
      <style:table-cell-properties fo:border-bottom="2.01pt solid #000000" fo:border-left="none" fo:border-right="0.99pt fine-dashed #000000" fo:border-top="2.01pt solid #000000"/>
    </style:style>
    <style:style style:name="ce12" style:family="table-cell" style:parent-style-name="Default" style:data-style-name="N122">
      <style:table-cell-properties fo:border-bottom="none" fo:border-left="none" fo:border-right="0.99pt fine-dashed #000000" fo:border-top="2.01pt solid #000000"/>
    </style:style>
    <style:style style:name="ce13" style:family="table-cell" style:parent-style-name="Default" style:data-style-name="N122">
      <style:table-cell-properties fo:border-bottom="2.01pt solid #000000" fo:border-left="0.99pt fine-dashed #000000" fo:border-right="none" fo:border-top="2.01pt solid #000000"/>
    </style:style>
    <style:style style:name="ce14" style:family="table-cell" style:parent-style-name="Default" style:data-style-name="N104">
      <style:table-cell-properties fo:border-bottom="none" fo:border-left="0.99pt fine-dashed #000000" fo:border-right="none" fo:border-top="none"/>
    </style:style>
    <style:style style:name="ce15" style:family="table-cell" style:parent-style-name="Default" style:data-style-name="N122">
      <style:table-cell-properties fo:border-bottom="none" fo:border-left="none" fo:border-right="0.99pt fine-dashed #000000" fo:border-top="none"/>
    </style:style>
    <style:style style:name="ce16" style:family="table-cell" style:parent-style-name="Default" style:data-style-name="N122">
      <style:table-cell-properties fo:border-bottom="2.01pt solid #000000" fo:border-left="0.99pt fine-dashed #000000" fo:border-right="1.5pt solid #000000" fo:border-top="2.01pt solid #000000"/>
    </style:style>
    <style:style style:name="ce17" style:family="table-cell" style:parent-style-name="Default" style:data-style-name="N122">
      <style:table-cell-properties fo:border-bottom="none" fo:border-left="0.99pt fine-dashed #000000" fo:border-right="1.5pt solid #000000" fo:border-top="2.01pt solid #000000"/>
    </style:style>
    <style:style style:name="ce18" style:family="table-cell" style:parent-style-name="Default" style:data-style-name="N122">
      <style:table-cell-properties fo:border-bottom="none" fo:border-left="0.99pt fine-dashed #000000" fo:border-right="1.5pt solid #000000" fo:border-top="none"/>
    </style:style>
    <style:style style:name="ce19" style:family="table-cell" style:parent-style-name="Default" style:data-style-name="N122">
      <style:table-cell-properties fo:border-bottom="none" fo:border-left="0.99pt fine-dashed #000000" fo:border-right="2.01pt solid #000000" fo:border-top="none"/>
    </style:style>
    <style:style style:name="ce20" style:family="table-cell" style:parent-style-name="Default" style:data-style-name="N122">
      <style:table-cell-properties fo:border-bottom="2.01pt solid #000000" fo:border-left="1.5pt solid #000000" fo:border-right="none" fo:border-top="2.01pt solid #000000"/>
    </style:style>
    <style:style style:name="ce21" style:family="table-cell" style:parent-style-name="Default">
      <style:table-cell-properties fo:border-bottom="none" fo:border-left="1.5pt solid #000000" fo:border-right="none" fo:border-top="none"/>
    </style:style>
    <style:style style:name="ce22" style:family="table-cell" style:parent-style-name="Default" style:data-style-name="N80"/>
    <style:style style:name="ce23" style:family="table-cell" style:parent-style-name="Default" style:data-style-name="N123">
      <style:table-cell-properties fo:border-bottom="none" fo:border-left="none" fo:border-right="0.99pt fine-dashed #000000" fo:border-top="2.01pt solid #000000"/>
    </style:style>
    <style:style style:name="ce24" style:family="table-cell" style:parent-style-name="Default" style:data-style-name="N123">
      <style:table-cell-properties fo:border-bottom="none" fo:border-left="none" fo:border-right="0.99pt fine-dashed #000000" fo:border-top="none"/>
    </style:style>
    <style:style style:name="ce25" style:family="table-cell" style:parent-style-name="Default" style:data-style-name="N123"/>
    <style:style style:name="ce26" style:family="table-cell" style:parent-style-name="Default" style:data-style-name="N104"/>
    <style:style style:name="ce27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come-Expense_Log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4"/>
        <table:table-column table:style-name="co7" table:default-cell-style-name="ce9"/>
        <table:table-column table:style-name="co5" table:default-cell-style-name="ce19"/>
        <table:table-column table:style-name="co8" table:default-cell-style-name="Default"/>
        <table:table-column table:style-name="co7" table:default-cell-style-name="Default"/>
        <table:table-column table:style-name="co9" table:default-cell-style-name="ce25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Customer</text:p>
          </table:table-cell>
          <table:table-cell table:style-name="ce7" office:value-type="string" calcext:value-type="string">
            <text:p>Invoiced</text:p>
          </table:table-cell>
          <table:table-cell table:style-name="ce7" office:value-type="string" calcext:value-type="string">
            <text:p>Paid</text:p>
          </table:table-cell>
          <table:table-cell table:style-name="ce11" office:value-type="string" calcext:value-type="string">
            <text:p>Balance</text:p>
          </table:table-cell>
          <table:table-cell table:style-name="ce13" office:value-type="string" calcext:value-type="string">
            <text:p>Supplier</text:p>
          </table:table-cell>
          <table:table-cell table:style-name="ce11" office:value-type="string" calcext:value-type="string">
            <text:p>Expense</text:p>
          </table:table-cell>
          <table:table-cell table:style-name="ce16" office:value-type="string" calcext:value-type="string">
            <text:p>P\L</text:p>
          </table:table-cell>
          <table:table-cell table:style-name="ce20"/>
          <table:table-cell table:style-name="ce7" table:number-columns-repeated="2"/>
          <table:table-cell table:number-columns-repeated="2"/>
        </table:table-row>
        <table:table-row table:style-name="ro1">
          <table:table-cell table:style-name="ce2" office:value-type="date" office:date-value="2016-01-01" calcext:value-type="date">
            <text:p>1 Jan. 2016</text:p>
          </table:table-cell>
          <table:table-cell table:style-name="ce5" office:value-type="string" calcext:value-type="string">
            <text:p>Shel Simonovich</text:p>
          </table:table-cell>
          <table:table-cell table:number-columns-repeated="2" table:style-name="ce8" office:value-type="currency" office:currency="USD" office:value="250" calcext:value-type="currency">
            <text:p>$250.00</text:p>
          </table:table-cell>
          <table:table-cell table:style-name="ce12" table:formula="of:=[.D2]-[.C2]" office:value-type="currency" office:currency="USD" office:value="0" calcext:value-type="currency">
            <text:p>$0.00</text:p>
          </table:table-cell>
          <table:table-cell office:value-type="string" calcext:value-type="string">
            <text:p>Sierra Soaring Inc</text:p>
          </table:table-cell>
          <table:table-cell table:style-name="ce15" office:value-type="currency" office:currency="USD" office:value="-270" calcext:value-type="currency">
            <text:p>-$270.00</text:p>
          </table:table-cell>
          <table:table-cell table:style-name="ce17" table:formula="of:=[.D2]+[.G2]" office:value-type="currency" office:currency="USD" office:value="-20" calcext:value-type="currency">
            <text:p>-$20.00</text:p>
          </table:table-cell>
          <table:table-cell table:style-name="ce21"/>
          <table:table-cell/>
          <table:table-cell table:style-name="ce23"/>
          <table:table-cell table:number-columns-repeated="2"/>
        </table:table-row>
        <table:table-row table:style-name="ro1">
          <table:table-cell office:value-type="date" office:date-value="2016-01-17" calcext:value-type="date">
            <text:p>17 Jan. 2016</text:p>
          </table:table-cell>
          <table:table-cell office:value-type="string" calcext:value-type="string">
            <text:p>Sara DeLosSantos</text:p>
          </table:table-cell>
          <table:table-cell table:number-columns-repeated="2" office:value-type="currency" office:currency="USD" office:value="55" calcext:value-type="currency">
            <text:p>$55.00</text:p>
          </table:table-cell>
          <table:table-cell table:formula="of:=[.D3]-[.C3]" office:value-type="currency" office:currency="USD" office:value="0" calcext:value-type="currency">
            <text:p>$0.00</text:p>
          </table:table-cell>
          <table:table-cell table:number-columns-repeated="2"/>
          <table:table-cell table:style-name="ce18" table:formula="of:=[.D3]+[.G3]+[.H2]" office:value-type="currency" office:currency="USD" office:value="35" calcext:value-type="currency">
            <text:p>$35.00</text:p>
          </table:table-cell>
          <table:table-cell table:style-name="ce21"/>
          <table:table-cell table:style-name="ce22"/>
          <table:table-cell table:style-name="ce24"/>
          <table:table-cell table:style-name="ce26" table:number-columns-repeated="2"/>
        </table:table-row>
        <table:table-row table:style-name="ro1">
          <table:table-cell office:value-type="date" office:date-value="2016-01-29" calcext:value-type="date">
            <text:p>29 Jan. 2016</text:p>
          </table:table-cell>
          <table:table-cell office:value-type="string" calcext:value-type="string">
            <text:p>Mike Malis</text:p>
          </table:table-cell>
          <table:table-cell table:number-columns-repeated="2" office:value-type="currency" office:currency="USD" office:value="90" calcext:value-type="currency">
            <text:p>$90.00</text:p>
          </table:table-cell>
          <table:table-cell table:formula="of:=[.D4]-[.C4]" office:value-type="currency" office:currency="USD" office:value="0" calcext:value-type="currency">
            <text:p>$0.00</text:p>
          </table:table-cell>
          <table:table-cell table:number-columns-repeated="2"/>
          <table:table-cell table:formula="of:=[.D4]+[.G4]+[.H3]" office:value-type="currency" office:currency="USD" office:value="125" calcext:value-type="currency">
            <text:p>$125.00</text:p>
          </table:table-cell>
          <table:table-cell/>
          <table:table-cell table:style-name="ce22"/>
          <table:table-cell/>
          <table:table-cell table:style-name="ce26"/>
          <table:table-cell table:style-name="ce27"/>
        </table:table-row>
        <table:table-row table:style-name="ro1">
          <table:table-cell office:value-type="date" office:date-value="2016-02-01" calcext:value-type="date">
            <text:p>1 Feb. 2016</text:p>
          </table:table-cell>
          <table:table-cell table:style-name="ce6" office:value-type="string" calcext:value-type="string">
            <text:p>Shel Simonovich</text:p>
          </table:table-cell>
          <table:table-cell table:number-columns-repeated="2" table:style-name="ce10" office:value-type="currency" office:currency="USD" office:value="250" calcext:value-type="currency">
            <text:p>$250.00</text:p>
          </table:table-cell>
          <table:table-cell table:formula="of:=[.D5]-[.C5]" office:value-type="currency" office:currency="USD" office:value="0" calcext:value-type="currency">
            <text:p>$0.00</text:p>
          </table:table-cell>
          <table:table-cell office:value-type="string" calcext:value-type="string">
            <text:p>Sierra Soaring Inc</text:p>
          </table:table-cell>
          <table:table-cell table:style-name="ce10" office:value-type="currency" office:currency="USD" office:value="-270" calcext:value-type="currency">
            <text:p>-$270.00</text:p>
          </table:table-cell>
          <table:table-cell table:formula="of:=[.D5]+[.G5]+[.H4]" office:value-type="currency" office:currency="USD" office:value="105" calcext:value-type="currency">
            <text:p>$105.00</text:p>
          </table:table-cell>
          <table:table-cell/>
          <table:table-cell table:style-name="ce22"/>
          <table:table-cell/>
          <table:table-cell table:style-name="ce26"/>
          <table:table-cell table:style-name="ce27"/>
        </table:table-row>
        <table:table-row table:style-name="ro1">
          <table:table-cell office:value-type="date" office:date-value="2016-02-06" calcext:value-type="date">
            <text:p>6 Feb. 2016</text:p>
          </table:table-cell>
          <table:table-cell office:value-type="string" calcext:value-type="string">
            <text:p>Sara DeLosSantos</text:p>
          </table:table-cell>
          <table:table-cell table:number-columns-repeated="2" office:value-type="currency" office:currency="USD" office:value="60" calcext:value-type="currency">
            <text:p>$60.00</text:p>
          </table:table-cell>
          <table:table-cell table:formula="of:=[.D6]-[.C6]" office:value-type="currency" office:currency="USD" office:value="0" calcext:value-type="currency">
            <text:p>$0.00</text:p>
          </table:table-cell>
          <table:table-cell table:number-columns-repeated="2"/>
          <table:table-cell table:formula="of:=[.D6]+[.G6]+[.H5]" office:value-type="currency" office:currency="USD" office:value="165" calcext:value-type="currency">
            <text:p>$165.00</text:p>
          </table:table-cell>
          <table:table-cell table:number-columns-repeated="5"/>
        </table:table-row>
        <table:table-row table:style-name="ro1">
          <table:table-cell office:value-type="date" office:date-value="2016-02-07" calcext:value-type="date">
            <text:p>7 Feb. 2016</text:p>
          </table:table-cell>
          <table:table-cell office:value-type="string" calcext:value-type="string">
            <text:p>Eddie Ralston</text:p>
          </table:table-cell>
          <table:table-cell table:number-columns-repeated="2" office:value-type="currency" office:currency="USD" office:value="150" calcext:value-type="currency">
            <text:p>$150.00</text:p>
          </table:table-cell>
          <table:table-cell table:formula="of:=[.D7]-[.C7]" office:value-type="currency" office:currency="USD" office:value="0" calcext:value-type="currency">
            <text:p>$0.00</text:p>
          </table:table-cell>
          <table:table-cell office:value-type="string" calcext:value-type="string">
            <text:p>Simonovich</text:p>
          </table:table-cell>
          <table:table-cell office:value-type="currency" office:currency="USD" office:value="-75" calcext:value-type="currency">
            <text:p>-$75.00</text:p>
          </table:table-cell>
          <table:table-cell table:formula="of:=[.D7]+[.G7]+[.H6]" office:value-type="currency" office:currency="USD" office:value="240" calcext:value-type="currency">
            <text:p>$240.00</text:p>
          </table:table-cell>
          <table:table-cell table:number-columns-repeated="5"/>
        </table:table-row>
        <table:table-row table:style-name="ro1">
          <table:table-cell office:value-type="date" office:date-value="2016-02-10" calcext:value-type="date">
            <text:p>10 Feb. 2016</text:p>
          </table:table-cell>
          <table:table-cell table:number-columns-repeated="3"/>
          <table:table-cell table:formula="of:=[.D8]-[.C8]" office:value-type="currency" office:currency="USD" office:value="0" calcext:value-type="currency">
            <text:p>$0.00</text:p>
          </table:table-cell>
          <table:table-cell office:value-type="string" calcext:value-type="string">
            <text:p>Dreamhost</text:p>
          </table:table-cell>
          <table:table-cell office:value-type="currency" office:currency="USD" office:value="-11.95" calcext:value-type="currency">
            <text:p>-$11.95</text:p>
          </table:table-cell>
          <table:table-cell table:formula="of:=[.D8]+[.G8]+[.H7]" office:value-type="currency" office:currency="USD" office:value="228.05" calcext:value-type="currency">
            <text:p>$228.05</text:p>
          </table:table-cell>
          <table:table-cell table:number-columns-repeated="5"/>
        </table:table-row>
        <table:table-row table:style-name="ro1">
          <table:table-cell office:value-type="date" office:date-value="2016-02-12" calcext:value-type="date">
            <text:p>12 Feb. 2016</text:p>
          </table:table-cell>
          <table:table-cell table:number-columns-repeated="3"/>
          <table:table-cell table:formula="of:=[.D9]-[.C9]" office:value-type="currency" office:currency="USD" office:value="0" calcext:value-type="currency">
            <text:p>$0.00</text:p>
          </table:table-cell>
          <table:table-cell office:value-type="string" calcext:value-type="string">
            <text:p>Costello</text:p>
          </table:table-cell>
          <table:table-cell office:value-type="currency" office:currency="USD" office:value="-769" calcext:value-type="currency">
            <text:p>-$769.00</text:p>
          </table:table-cell>
          <table:table-cell table:formula="of:=[.D9]+[.G9]+[.H8]" office:value-type="currency" office:currency="USD" office:value="-540.95" calcext:value-type="currency">
            <text:p>-$540.95</text:p>
          </table:table-cell>
          <table:table-cell table:number-columns-repeated="5"/>
        </table:table-row>
        <table:table-row table:style-name="ro1">
          <table:table-cell office:value-type="date" office:date-value="2016-02-12" calcext:value-type="date">
            <text:p>12 Feb. 2016</text:p>
          </table:table-cell>
          <table:table-cell office:value-type="string" calcext:value-type="string">
            <text:p>Mike Malis</text:p>
          </table:table-cell>
          <table:table-cell table:number-columns-repeated="2" office:value-type="currency" office:currency="USD" office:value="60" calcext:value-type="currency">
            <text:p>$60.00</text:p>
          </table:table-cell>
          <table:table-cell table:formula="of:=[.D10]-[.C10]" office:value-type="currency" office:currency="USD" office:value="0" calcext:value-type="currency">
            <text:p>$0.00</text:p>
          </table:table-cell>
          <table:table-cell table:number-columns-repeated="2"/>
          <table:table-cell table:formula="of:=[.D10]+[.G10]+[.H9]" office:value-type="currency" office:currency="USD" office:value="-480.95" calcext:value-type="currency">
            <text:p>-$480.95</text:p>
          </table:table-cell>
          <table:table-cell table:number-columns-repeated="5"/>
        </table:table-row>
        <table:table-row table:style-name="ro1">
          <table:table-cell office:value-type="date" office:date-value="2016-02-14" calcext:value-type="date">
            <text:p>14 Feb. 2016</text:p>
          </table:table-cell>
          <table:table-cell office:value-type="string" calcext:value-type="string">
            <text:p>Sara DeLosSantos</text:p>
          </table:table-cell>
          <table:table-cell table:number-columns-repeated="2" office:value-type="currency" office:currency="USD" office:value="75" calcext:value-type="currency">
            <text:p>$75.00</text:p>
          </table:table-cell>
          <table:table-cell table:formula="of:=[.D11]-[.C11]" office:value-type="currency" office:currency="USD" office:value="0" calcext:value-type="currency">
            <text:p>$0.00</text:p>
          </table:table-cell>
          <table:table-cell table:number-columns-repeated="2"/>
          <table:table-cell table:formula="of:=[.D11]+[.G11]+[.H10]" office:value-type="currency" office:currency="USD" office:value="-405.95" calcext:value-type="currency">
            <text:p>-$405.95</text:p>
          </table:table-cell>
          <table:table-cell table:number-columns-repeated="5"/>
        </table:table-row>
        <table:table-row table:style-name="ro1">
          <table:table-cell office:value-type="date" office:date-value="2016-02-15" calcext:value-type="date">
            <text:p>15 Feb. 2016</text:p>
          </table:table-cell>
          <table:table-cell office:value-type="string" calcext:value-type="string">
            <text:p>Adam Haase</text:p>
          </table:table-cell>
          <table:table-cell table:number-columns-repeated="2" office:value-type="currency" office:currency="USD" office:value="90" calcext:value-type="currency">
            <text:p>$90.00</text:p>
          </table:table-cell>
          <table:table-cell table:formula="of:=[.D12]-[.C12]" office:value-type="currency" office:currency="USD" office:value="0" calcext:value-type="currency">
            <text:p>$0.00</text:p>
          </table:table-cell>
          <table:table-cell table:number-columns-repeated="2"/>
          <table:table-cell table:formula="of:=[.D12]+[.G12]+[.H11]" office:value-type="currency" office:currency="USD" office:value="-315.95" calcext:value-type="currency">
            <text:p>-$315.95</text:p>
          </table:table-cell>
          <table:table-cell table:number-columns-repeated="5"/>
        </table:table-row>
        <table:table-row table:style-name="ro1">
          <table:table-cell office:value-type="date" office:date-value="2016-02-20" calcext:value-type="date">
            <text:p>20 Feb. 2016</text:p>
          </table:table-cell>
          <table:table-cell office:value-type="string" calcext:value-type="string">
            <text:p>Mike Malis</text:p>
          </table:table-cell>
          <table:table-cell table:number-columns-repeated="2" office:value-type="currency" office:currency="USD" office:value="60" calcext:value-type="currency">
            <text:p>$60.00</text:p>
          </table:table-cell>
          <table:table-cell table:formula="of:=[.D13]-[.C13]" office:value-type="currency" office:currency="USD" office:value="0" calcext:value-type="currency">
            <text:p>$0.00</text:p>
          </table:table-cell>
          <table:table-cell table:number-columns-repeated="2"/>
          <table:table-cell table:formula="of:=[.D13]+[.G13]+[.H12]" office:value-type="currency" office:currency="USD" office:value="-255.95" calcext:value-type="currency">
            <text:p>-$255.95</text:p>
          </table:table-cell>
          <table:table-cell table:number-columns-repeated="5"/>
        </table:table-row>
        <table:table-row table:style-name="ro1">
          <table:table-cell office:value-type="date" office:date-value="2016-02-27" calcext:value-type="date">
            <text:p>27 Feb. 2016</text:p>
          </table:table-cell>
          <table:table-cell office:value-type="string" calcext:value-type="string">
            <text:p>Sara DeLosSantos</text:p>
          </table:table-cell>
          <table:table-cell table:number-columns-repeated="2" office:value-type="currency" office:currency="USD" office:value="60" calcext:value-type="currency">
            <text:p>$60.00</text:p>
          </table:table-cell>
          <table:table-cell table:formula="of:=[.D14]-[.C14]" office:value-type="currency" office:currency="USD" office:value="0" calcext:value-type="currency">
            <text:p>$0.00</text:p>
          </table:table-cell>
          <table:table-cell table:number-columns-repeated="2"/>
          <table:table-cell table:formula="of:=[.D14]+[.G14]+[.H13]" office:value-type="currency" office:currency="USD" office:value="-195.95" calcext:value-type="currency">
            <text:p>-$195.95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1 Mar. 2016</text:p>
          </table:table-cell>
          <table:table-cell table:style-name="ce6" office:value-type="string" calcext:value-type="string">
            <text:p>Shel Simonovich</text:p>
          </table:table-cell>
          <table:table-cell table:number-columns-repeated="2" table:style-name="ce10" office:value-type="currency" office:currency="USD" office:value="250" calcext:value-type="currency">
            <text:p>$250.00</text:p>
          </table:table-cell>
          <table:table-cell table:formula="of:=[.D15]-[.C15]" office:value-type="currency" office:currency="USD" office:value="0" calcext:value-type="currency">
            <text:p>$0.00</text:p>
          </table:table-cell>
          <table:table-cell office:value-type="string" calcext:value-type="string">
            <text:p>Sierra Soaring Inc</text:p>
          </table:table-cell>
          <table:table-cell table:style-name="ce10" office:value-type="currency" office:currency="USD" office:value="-270" calcext:value-type="currency">
            <text:p>-$270.00</text:p>
          </table:table-cell>
          <table:table-cell table:formula="of:=[.D15]+[.G15]+[.H14]" office:value-type="currency" office:currency="USD" office:value="-215.95" calcext:value-type="currency">
            <text:p>-$215.95</text:p>
          </table:table-cell>
          <table:table-cell table:number-columns-repeated="5"/>
        </table:table-row>
        <table:table-row table:style-name="ro1">
          <table:table-cell office:value-type="date" office:date-value="2016-03-19" calcext:value-type="date">
            <text:p>19 Mar. 2016</text:p>
          </table:table-cell>
          <table:table-cell office:value-type="string" calcext:value-type="string">
            <text:p>Adam Haase</text:p>
          </table:table-cell>
          <table:table-cell table:number-columns-repeated="2" office:value-type="currency" office:currency="USD" office:value="90" calcext:value-type="currency">
            <text:p>$90.00</text:p>
          </table:table-cell>
          <table:table-cell table:formula="of:=[.D16]-[.C16]" office:value-type="currency" office:currency="USD" office:value="0" calcext:value-type="currency">
            <text:p>$0.00</text:p>
          </table:table-cell>
          <table:table-cell table:number-columns-repeated="2"/>
          <table:table-cell table:formula="of:=[.D16]+[.G16]+[.H15]" office:value-type="currency" office:currency="USD" office:value="-125.95" calcext:value-type="currency">
            <text:p>-$125.95</text:p>
          </table:table-cell>
          <table:table-cell table:number-columns-repeated="5"/>
        </table:table-row>
        <table:table-row table:style-name="ro1">
          <table:table-cell office:value-type="date" office:date-value="2016-03-20" calcext:value-type="date">
            <text:p>20 Mar. 2016</text:p>
          </table:table-cell>
          <table:table-cell office:value-type="string" calcext:value-type="string">
            <text:p>Sara DeLosSantos</text:p>
          </table:table-cell>
          <table:table-cell table:number-columns-repeated="2" office:value-type="currency" office:currency="USD" office:value="105" calcext:value-type="currency">
            <text:p>$105.00</text:p>
          </table:table-cell>
          <table:table-cell table:formula="of:=[.D17]-[.C17]" office:value-type="currency" office:currency="USD" office:value="0" calcext:value-type="currency">
            <text:p>$0.00</text:p>
          </table:table-cell>
          <table:table-cell table:number-columns-repeated="2"/>
          <table:table-cell table:formula="of:=[.D17]+[.G17]+[.H16]" office:value-type="currency" office:currency="USD" office:value="-20.95" calcext:value-type="currency">
            <text:p>-$20.95</text:p>
          </table:table-cell>
          <table:table-cell table:number-columns-repeated="5"/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-and-L_Chart" table:style-name="ta1">
        <office:forms form:automatic-focus="false" form:apply-design-mode="false"/>
        <table:shapes>
          <draw:frame draw:z-index="0" draw:style-name="gr1" draw:text-style-name="P1" svg:width="9.2173in" svg:height="5.4161in" svg:x="0.0004in" svg:y="0.0004in">
            <draw:object draw:notify-on-update-of-ranges="'Income-Expense_Log'.A2:'Income-Expense_Log'.A996 'Income-Expense_Log'.H1:'Income-Expense_Log'.H1 'Income-Expense_Log'.H2:'Income-Expense_Log'.H996 'Income-Expense_Log'.A2:'Income-Expense_Log'.A996 'Income-Expense_Log'.C1:'Income-Expense_Log'.C1 'Income-Expense_Log'.C2:'Income-Expense_Log'.C996 'Income-Expense_Log'.A2:'Income-Expense_Log'.A996 'Income-Expense_Log'.G1:'Income-Expense_Log'.G1 'Income-Expense_Log'.G2:'Income-Expense_Log'.G9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Income-Expense_Log'.J8:'Income-Expense_Log'.J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2" number:min-integer-digits="1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122P0"/>
    </number:currency-style>
    <number:date-style style:name="N123">
      <number:day/>
      <number:text> </number:text>
      <number:month number:textual="true"/>
      <number:text>.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22:09:02.097222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6:06:42.166573224</meta:creation-date>
    <dc:date>2016-03-21T23:47:39.180069222</dc:date>
    <meta:editing-duration>PT10H14M9S</meta:editing-duration>
    <meta:editing-cycles>64</meta:editing-cycles>
    <meta:generator>LibreOffice/4.3.3.2$Linux_X86_64 LibreOffice_project/430m0$Build-2</meta:generator>
    <meta:document-statistic meta:table-count="2" meta:cell-count="110" meta:object-count="1"/>
  </office:meta>
</office:document-meta>
</file>

<file path=Basic/Standard/RunAwks.xml><?xml version="1.0" encoding="utf-8"?>
<!DOCTYPE module  PUBLIC '-//OpenOffice.org//DTD OfficeDocument 1.0//EN'  'module.dtd'>
<script:module xmlns:script="http://openoffice.org/2000/script" script:name="RunAwks" script:language="StarBasic">REM  *****  BASIC  *****

FUNCTION MYAWK()
a = SHELL("/home/kevin/dev/BizReportsAwk/OutstandingBalances.awk", 1)
b = SHELL("/home/kevin/dev/BizReportsAwk/BizReport.awk", 1)
c = SHELL("/home/kevin/dev/BizReportsAwk/MonthlyActivity.awk", 1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unAwk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22P0" style:volatile="true">
      <number:currency-symbol number:language="en" number:country="US">$</number:currency-symbol>
      <number:number number:decimal-places="2" number:min-integer-digits="1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122P0"/>
    </number:currency-style>
    <number:date-style style:name="N123">
      <number:day/>
      <number:text> </number:text>
      <number:month number:textual="true"/>
      <number:text>.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23">
      <style:chart-properties chart:display-label="true" chart:logarithmic="false" chart:minimum="42370" chart:maximum="42735" chart:interval-major="30" chart:reverse-direction="false" text:line-break="false" chart:link-data-style-to-source="true" chart:axis-position="start" chart:axis-label-position="outside-start" style:rotation-angle="31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2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>
        <chart:symbol-image/>
      </style:chart-properties>
      <style:graphic-properties draw:stroke="none"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down" chart:symbol-width="0.25cm" chart:symbol-height="0.25cm" chart:link-data-style-to-source="true">
        <chart:symbol-image/>
      </style:chart-properties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13cm" svg:height="13.758cm" xlink:href=".." xlink:type="simple" chart:class="chart:scatter" chart:column-mapping="0 3 1 2" chart:style-name="ch1">
        <chart:title svg:x="10.168cm" svg:y="0.411cm" chart:style-name="ch2">
          <text:p>Profit and Loss</text:p>
        </chart:title>
        <chart:subtitle svg:x="10.908cm" svg:y="1.465cm" chart:style-name="ch3">
          <text:p>wrt Date</text:p>
        </chart:subtitle>
        <chart:legend chart:legend-position="end" svg:x="20.72cm" svg:y="6.082cm" style:legend-expansion="high" chart:style-name="ch4"/>
        <chart:plot-area chart:style-name="ch5" table:cell-range-address="'Income-Expense_Log'.A2:'Income-Expense_Log'.A996 'Income-Expense_Log'.G1:'Income-Expense_Log'.H996 'Income-Expense_Log'.C1:'Income-Expense_Log'.C996" chart:data-source-has-labels="row" svg:x="1.479cm" svg:y="2.423cm" svg:width="18.773cm" svg:height="10.079cm">
          <chartooo:coordinate-region svg:x="3.238cm" svg:y="2.622cm" svg:width="15.645cm" svg:height="7.909cm"/>
          <chart:axis chart:dimension="x" chart:name="primary-x" chart:style-name="ch6">
            <chart:title svg:x="10.464cm" svg:y="12.777cm" chart:style-name="ch7">
              <text:p>Date</text:p>
            </chart:title>
            <chart:grid chart:style-name="ch8" chart:class="major"/>
          </chart:axis>
          <chart:axis chart:dimension="y" chart:name="primary-y" chart:style-name="ch9">
            <chart:title svg:x="0.451cm" svg:y="7.612cm" chart:style-name="ch10">
              <text:p>$</text:p>
            </chart:title>
            <chart:grid chart:style-name="ch8" chart:class="major"/>
          </chart:axis>
          <chart:series chart:style-name="ch11" chart:values-cell-range-address="'Income-Expense_Log'.H2:'Income-Expense_Log'.H996" chart:label-cell-address="'Income-Expense_Log'.H1:'Income-Expense_Log'.H1" chart:class="chart:scatter">
            <chart:domain table:cell-range-address="'Income-Expense_Log'.A2:'Income-Expense_Log'.A996"/>
            <chart:data-point chart:repeated="995"/>
          </chart:series>
          <chart:series chart:style-name="ch12" chart:values-cell-range-address="'Income-Expense_Log'.C2:'Income-Expense_Log'.C996" chart:label-cell-address="'Income-Expense_Log'.C1:'Income-Expense_Log'.C1" chart:class="chart:scatter">
            <chart:data-point chart:repeated="995"/>
          </chart:series>
          <chart:series chart:style-name="ch13" chart:values-cell-range-address="'Income-Expense_Log'.G2:'Income-Expense_Log'.G996" chart:label-cell-address="'Income-Expense_Log'.G1:'Income-Expense_Log'.G1" chart:class="chart:scatter">
            <chart:data-point chart:repeated="99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\L</text:p>
                <draw:g>
                  <svg:desc>'Income-Expense_Log'.H1:'Income-Expense_Log'.H1</svg:desc>
                </draw:g>
              </table:table-cell>
              <table:table-cell office:value-type="string">
                <text:p>Invoiced</text:p>
                <draw:g>
                  <svg:desc>'Income-Expense_Log'.C1:'Income-Expense_Log'.C1</svg:desc>
                </draw:g>
              </table:table-cell>
              <table:table-cell office:value-type="string">
                <text:p>Expense</text:p>
                <draw:g>
                  <svg:desc>'Income-Expense_Log'.G1:'Income-Expense_Log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370">
                <text:p>42370</text:p>
                <draw:g>
                  <svg:desc>'Income-Expense_Log'.A2:'Income-Expense_Log'.A996</svg:desc>
                </draw:g>
              </table:table-cell>
              <table:table-cell office:value-type="float" office:value="-20">
                <text:p>-20</text:p>
                <draw:g>
                  <svg:desc>'Income-Expense_Log'.H2:'Income-Expense_Log'.H996</svg:desc>
                </draw:g>
              </table:table-cell>
              <table:table-cell office:value-type="float" office:value="250">
                <text:p>250</text:p>
                <draw:g>
                  <svg:desc>'Income-Expense_Log'.C2:'Income-Expense_Log'.C996</svg:desc>
                </draw:g>
              </table:table-cell>
              <table:table-cell office:value-type="float" office:value="-270">
                <text:p>-270</text:p>
                <draw:g>
                  <svg:desc>'Income-Expense_Log'.G2:'Income-Expense_Log'.G9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86">
                <text:p>42386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398">
                <text:p>42398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401">
                <text:p>42401</text:p>
              </table:table-cell>
              <table:table-cell office:value-type="float" office:value="105">
                <text:p>105</text:p>
              </table:table-cell>
              <table:table-cell office:value-type="float" office:value="250">
                <text:p>25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406">
                <text:p>42406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407">
                <text:p>42407</text:p>
              </table:table-cell>
              <table:table-cell office:value-type="float" office:value="240">
                <text:p>240</text:p>
              </table:table-cell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10">
                <text:p>42410</text:p>
              </table:table-cell>
              <table:table-cell office:value-type="float" office:value="228.05">
                <text:p>228.05</text:p>
              </table:table-cell>
              <table:table-cell office:value-type="float" office:value="NaN">
                <text:p>NaN</text:p>
              </table:table-cell>
              <table:table-cell office:value-type="float" office:value="-11.95">
                <text:p>-1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412">
                <text:p>42412</text:p>
              </table:table-cell>
              <table:table-cell office:value-type="float" office:value="-540.95">
                <text:p>-540.95</text:p>
              </table:table-cell>
              <table:table-cell office:value-type="float" office:value="NaN">
                <text:p>NaN</text:p>
              </table:table-cell>
              <table:table-cell office:value-type="float" office:value="-769">
                <text:p>-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412">
                <text:p>42412</text:p>
              </table:table-cell>
              <table:table-cell office:value-type="float" office:value="-480.95">
                <text:p>-480.9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14">
                <text:p>42414</text:p>
              </table:table-cell>
              <table:table-cell office:value-type="float" office:value="-405.95">
                <text:p>-405.9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415">
                <text:p>42415</text:p>
              </table:table-cell>
              <table:table-cell office:value-type="float" office:value="-315.95">
                <text:p>-315.9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20">
                <text:p>42420</text:p>
              </table:table-cell>
              <table:table-cell office:value-type="float" office:value="-255.95">
                <text:p>-255.9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27">
                <text:p>42427</text:p>
              </table:table-cell>
              <table:table-cell office:value-type="float" office:value="-195.95">
                <text:p>-195.9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430">
                <text:p>42430</text:p>
              </table:table-cell>
              <table:table-cell office:value-type="float" office:value="-215.95">
                <text:p>-215.95</text:p>
              </table:table-cell>
              <table:table-cell office:value-type="float" office:value="250">
                <text:p>25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448">
                <text:p>42448</text:p>
              </table:table-cell>
              <table:table-cell office:value-type="float" office:value="-125.95">
                <text:p>-125.9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449">
                <text:p>42449</text:p>
              </table:table-cell>
              <table:table-cell office:value-type="float" office:value="-20.95">
                <text:p>-20.9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